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6" office:value-type="string" calcext:value-type="string">
            <text:p>Mens. 05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2]-[.F2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6" office:value-type="string" calcext:value-type="string">
            <text:p>Mens. 06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3]-[.F3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6" office:value-type="string" calcext:value-type="string">
            <text:p>Mens. 07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4]-[.F4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6" office:value-type="string" calcext:value-type="string">
            <text:p>Mens. 08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5]-[.F5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Mens. 09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6]-[.F6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Mens. 10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7]-[.F7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6" office:value-type="string" calcext:value-type="string">
            <text:p>Mens. 11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8]-[.F8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Mens. 12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9]-[.F9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9])" office:value-type="float" office:value="400" calcext:value-type="float">
            <text:p>40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06:23.191410345">00:00:00</text:time></text:span><text:span text:style-name="MT2"><text:s/></text:span></text:p>
        </style:region-center>
        <style:region-right>
          <text:p><text:span text:style-name="MT4">Oswaldo Toshio Muramatsu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Oswaldo Toshio Muramatsu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06:23.1944348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6-01-05T16:07:03.383375271</dc:date>
    <meta:print-date>2019-11-25T11:09:39.366250752</meta:print-date>
    <dc:language>pt-PT</dc:language>
    <meta:editing-cycles>630</meta:editing-cycles>
    <meta:editing-duration>PT16H27M14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